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5104in" style:rel-column-width="14289*"/>
    </style:style>
    <style:style style:name="Table2.B" style:family="table-column">
      <style:table-column-properties style:column-width="5.4167in" style:rel-column-width="51246*"/>
    </style:style>
    <style:style style:name="Table2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116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063in" style:rel-column-width="8573*"/>
    </style:style>
    <style:style style:name="Table1.B" style:family="table-column">
      <style:table-column-properties style:column-width="1.4167in" style:rel-column-width="13402*"/>
    </style:style>
    <style:style style:name="Table1.C" style:family="table-column">
      <style:table-column-properties style:column-width="4.6042in" style:rel-column-width="43560*"/>
    </style:style>
    <style:style style:name="Table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83ca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DejaVu Sans" style:font-name-asian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4" style:family="paragraph" style:parent-style-name="Standard">
      <style:paragraph-properties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7" style:family="paragraph" style:parent-style-name="Standard">
      <style:text-properties style:font-name="DejaVu Sans" fo:font-weight="bold" style:font-name-asian="DejaVu Sans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24pt" fo:font-weight="bold" style:font-name-asian="DejaVu Sans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2pt" style:font-name-asian="DejaVu Sans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DejaVu Sans" style:font-name-asian="DejaVu Sans"/>
    </style:style>
    <style:style style:name="P12" style:family="paragraph" style:parent-style-name="Table_20_Contents">
      <style:text-properties style:font-name="DejaVu Sans" fo:font-weight="bold" style:font-name-asian="DejaVu Sans" style:font-weight-asian="bold" style:font-weight-complex="bold"/>
    </style:style>
    <style:style style:name="P13" style:family="paragraph" style:parent-style-name="Table_20_Contents">
      <style:text-properties style:font-name="DejaVu Sans" style:font-name-asian="DejaVu Sans"/>
    </style:style>
    <style:style style:name="T1" style:family="text">
      <style:text-properties style:language-asian="zh" style:country-asian="CN"/>
    </style:style>
    <style:style style:name="T2" style:family="text">
      <style:text-properties style:font-name="DejaVu Sans" style:font-name-asian="DejaVu Sans"/>
    </style:style>
    <number:number-style style:name="N0">
      <number:number number:min-integer-digits="1"/>
    </number:number-style>
    <number:date-style style:name="N116">
      <number:year/>
      <number:text>／</number:text>
      <number:month/>
      <number:text>／</number:text>
      <number:day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<text:span text:style-name="T1">会议记录</text:span></text:p>
      <text:p text:style-name="P2">Meeting Minut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ject Name</text:p>
            <text:p text:style-name="P5">项目名称</text:p>
          </table:table-cell>
          <table:table-cell table:style-name="Table2.B1" office:value-type="string">
            <text:p text:style-name="P6">egg2例会</text:p>
          </table:table-cell>
        </table:table-row>
        <table:table-row>
          <table:table-cell table:style-name="Table2.A2" office:value-type="string">
            <text:p text:style-name="P4">Date</text:p>
            <text:p text:style-name="P5">时间</text:p>
          </table:table-cell>
          <table:table-cell table:style-name="Table2.B2" office:value-type="date" office:date-value="2012-01-16">
            <text:p text:style-name="P6">12／1／16</text:p>
          </table:table-cell>
        </table:table-row>
        <table:table-row>
          <table:table-cell table:style-name="Table2.A2" office:value-type="string">
            <text:p text:style-name="P4">Venue</text:p>
            <text:p text:style-name="P5">地点</text:p>
          </table:table-cell>
          <table:table-cell table:style-name="Table2.B3" office:value-type="string">
            <text:p text:style-name="P10">埃帕小会议室</text:p>
          </table:table-cell>
        </table:table-row>
        <table:table-row>
          <table:table-cell table:style-name="Table2.A2" office:value-type="string">
            <text:p text:style-name="P4">Topic</text:p>
            <text:p text:style-name="P5">会议目的</text:p>
          </table:table-cell>
          <table:table-cell table:style-name="Table2.B3" office:value-type="string">
            <text:p text:style-name="P9">Egg项目例会</text:p>
          </table:table-cell>
        </table:table-row>
        <table:table-row>
          <table:table-cell table:style-name="Table2.A2" office:value-type="string">
            <text:p text:style-name="P4">Attendee</text:p>
            <text:p text:style-name="P5">参加人员</text:p>
          </table:table-cell>
          <table:table-cell table:style-name="Table2.B3" office:value-type="string">
            <text:p text:style-name="P9">王正明，肖继华，徐文钢，马磊</text:p>
          </table:table-cell>
        </table:table-row>
      </table:table>
      <text:p text:style-name="P3"/>
      <text:p text:style-name="P7">会议内容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议题</text:p>
          </table:table-cell>
          <table:table-cell table:style-name="Table1.C1" office:value-type="string">
            <text:p text:style-name="P12">内容</text:p>
          </table:table-cell>
        </table:table-row>
        <table:table-row>
          <table:table-cell table:style-name="Table1.A2" office:value-type="float" office:value="1">
            <text:p text:style-name="P11">1</text:p>
          </table:table-cell>
          <table:table-cell table:style-name="Table1.B2" office:value-type="string">
            <text:p text:style-name="P11">Egg2</text:p>
          </table:table-cell>
          <table:table-cell table:style-name="Table1.C2" office:value-type="string">
            <text:p text:style-name="P11">1. 徐文钢整理Egg2的实现方法。</text:p>
          </table:table-cell>
        </table:table-row>
        <table:table-row>
          <table:table-cell table:style-name="Table1.A2" office:value-type="float" office:value="2">
            <text:p text:style-name="P11">2</text:p>
          </table:table-cell>
          <table:table-cell table:style-name="Table1.B2" office:value-type="string">
            <text:p text:style-name="P11">EQL</text:p>
          </table:table-cell>
          <table:table-cell table:style-name="Table1.C2" office:value-type="string">
            <text:p text:style-name="P11">1. 关于域名的修改。上周讨论得不是很完善，只讨论了如何改分词器，没有考虑域名修改的问题。总结下来这样实现，徐文钢给出获得当前域名的接口，马磊获得后检索域名是否存在，若存在则调用徐文钢给出的域修改接口，删除只考虑把域删除，但不删除数据的实现。</text:p>
            <text:p text:style-name="P11">2. Alter语法应当直接对egg进行操作。从上周实现来看，这点理解有偏差，在本周实现。</text:p>
            <text:p text:style-name="P11">3. eql配置文件定义为如下格式。</text:p>
            <text:p text:style-name="P11">/etc/eql.conf</text:p>
            <text:p text:style-name="P11">[eqld]</text:p>
            <text:p text:style-name="P11">port <text:s text:c="11"/>= 3306</text:p>
            <text:p text:style-name="P11">socket <text:s text:c="9"/>= /tmp/mysql.sock</text:p>
            <text:p text:style-name="P11">data_root = /var/egg</text:p>
            <text:p text:style-name="P11">4. eql socket开发。</text:p>
            <text:p text:style-name="P11">王正明提出需要长连接，需要考虑返回结果序列化的问题。</text:p>
            <text:p text:style-name="P11">徐文钢表示，在Alter的时候，如果是单机版的egg，eql的socket与egg在同一台机器中，可以直接调用FieldView对域进行直接操作。如果是分布式的egg，则需要象通过新加Document的方式进行操作。王正明说，其实alter操作不频繁，那是否就都通过Document进行操作，这样代码也简单通用些。</text:p>
            <text:p text:style-name="P11">王正明问，eql是否需要有分布式与单机版的差别，徐文钢说不需要，统一操作就可以。</text:p>
            <text:p text:style-name="P11">马磊给出socket版的设计。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Base" style:display-name="Heading Base" style:family="paragraph" style:parent-style-name="Standard" style:next-style-name="Text_20_body">
      <style:paragraph-properties fo:margin-left="0.75in" fo:margin-right="0in" fo:margin-top="0.0972in" fo:margin-bottom="0in" style:line-height-at-least="0.1528in" fo:keep-together="always" fo:text-indent="0in" style:auto-text-indent="false" fo:keep-with-next="always"/>
      <style:text-properties fo:font-size="11pt" fo:letter-spacing="-0.0028in" style:letter-kerning="true" style:font-size-asian="11pt"/>
    </style:style>
    <style:style style:name="Title" style:family="paragraph" style:parent-style-name="Heading_20_Base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</meta:initial-creator>
    <meta:creation-date>2011-06-01T16:49:13</meta:creation-date>
    <dc:date>2012-01-16T11:52:20</dc:date>
    <meta:editing-duration>PT03H39M33S</meta:editing-duration>
    <meta:editing-cycles>190</meta:editing-cycles>
    <meta:generator>OpenOffice.org/3.2$Unix OpenOffice.org_project/320m12$Build-9483</meta:generator>
    <dc:creator>justin </dc:creator>
    <meta:document-statistic meta:table-count="2" meta:image-count="0" meta:object-count="0" meta:page-count="1" meta:paragraph-count="38" meta:word-count="285" meta:character-count="680"/>
  </office:meta>
</office:document-meta>
</file>